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8091in"/>
    </style:style>
    <style:style style:name="co5" style:family="table-column">
      <style:table-column-properties fo:break-before="auto" style:column-width="2.50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OSC Address</text:p>
          </table:table-cell>
          <table:table-cell table:style-name="ce1" office:value-type="string">
            <text:p>Address Type</text:p>
          </table:table-cell>
          <table:table-cell table:style-name="ce1" office:value-type="string">
            <office:annotation draw:style-name="gr1" draw:text-style-name="P1" svg:width="1.1413in" svg:height="0.7012in" svg:x="4.6079in" svg:y="0in" draw:caption-point-x="-0.2402in" draw:caption-point-y="0.0039in">
              <dc:creator>JMH</dc:creator>
              <dc:date>2015-05-04T00:00:00</dc:date>
              <text:p text:style-name="P1">Variables are defined here using the OSC 1.1 codes.</text:p>
            </office:annotation>
            <text:p>Variable(s)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Variable Description(s)</text:p>
          </table:table-cell>
        </table:table-row>
        <table:table-row table:style-name="ro2">
          <table:table-cell office:value-type="string">
            <text:p>/OSM/login</text:p>
          </table:table-cell>
          <table:table-cell office:value-type="string">
            <text:p>Server</text:p>
          </table:table-cell>
          <table:table-cell office:value-type="string">
            <text:p>ss</text:p>
          </table:table-cell>
          <table:table-cell office:value-type="string">
            <text:p>User Login</text:p>
          </table:table-cell>
          <table:table-cell office:value-type="string">
            <text:p>String #1: Username</text:p>
            <text:p>String #2: SSH Key/Password</text:p>
          </table:table-cell>
        </table:table-row>
        <table:table-row table:style-name="ro3">
          <table:table-cell office:value-type="string">
            <text:p>/OSM/logout</text:p>
          </table:table-cell>
          <table:table-cell office:value-type="string">
            <text:p>Server</text:p>
          </table:table-cell>
          <table:table-cell office:value-type="string">
            <text:p>s</text:p>
          </table:table-cell>
          <table:table-cell office:value-type="string">
            <text:p>User Logout</text:p>
          </table:table-cell>
          <table:table-cell office:value-type="string">
            <text:p>String: <text:s/>Username</text:p>
          </table:table-cell>
        </table:table-row>
        <table:table-row table:style-name="ro3">
          <table:table-cell office:value-type="string">
            <text:p>/OSM/ping</text:p>
          </table:table-cell>
          <table:table-cell office:value-type="string">
            <text:p>Server</text:p>
          </table:table-cell>
          <table:table-cell office:value-type="string">
            <text:p>N</text:p>
          </table:table-cell>
          <table:table-cell office:value-type="string">
            <text:p>Server pinging for connection keepalive</text:p>
          </table:table-cell>
          <table:table-cell/>
        </table:table-row>
        <table:table-row table:style-name="ro1">
          <table:table-cell office:value-type="string">
            <text:p>/OSM/pong</text:p>
          </table:table-cell>
          <table:table-cell office:value-type="string">
            <text:p>Server</text:p>
          </table:table-cell>
          <table:table-cell office:value-type="string">
            <text:p>N</text:p>
          </table:table-cell>
          <table:table-cell office:value-type="string">
            <text:p>Client response to server ping for validation</text:p>
          </table:table-cell>
          <table:table-cell/>
        </table:table-row>
        <table:table-row table:style-name="ro2">
          <table:table-cell office:value-type="string">
            <text:p>/OSM/new</text:p>
          </table:table-cell>
          <table:table-cell office:value-type="string">
            <text:p>Session</text:p>
          </table:table-cell>
          <table:table-cell office:value-type="string">
            <text:p>ss</text:p>
          </table:table-cell>
          <table:table-cell office:value-type="string">
            <text:p>Create new Session</text:p>
          </table:table-cell>
          <table:table-cell office:value-type="string">
            <text:p>String #1: Username</text:p>
            <text:p>String #2: Name of new session/song</text:p>
          </table:table-cell>
        </table:table-row>
        <table:table-row table:style-name="ro3">
          <table:table-cell office:value-type="string">
            <text:p>/OSM/&lt;session_id&gt;/delete</text:p>
          </table:table-cell>
          <table:table-cell office:value-type="string">
            <text:p>Session</text:p>
          </table:table-cell>
          <table:table-cell office:value-type="string">
            <text:p>s</text:p>
          </table:table-cell>
          <table:table-cell office:value-type="string">
            <text:p>Delete existing Session</text:p>
          </table:table-cell>
          <table:table-cell office:value-type="string">
            <text:p>String #1: Username</text:p>
          </table:table-cell>
        </table:table-row>
        <table:table-row table:style-name="ro2">
          <table:table-cell office:value-type="string">
            <text:p>/OSM/&lt;session_id&gt;/rename</text:p>
          </table:table-cell>
          <table:table-cell office:value-type="string">
            <text:p>Session</text:p>
          </table:table-cell>
          <table:table-cell office:value-type="string">
            <text:p>ss</text:p>
          </table:table-cell>
          <table:table-cell office:value-type="string">
            <text:p>Rename existing Session</text:p>
          </table:table-cell>
          <table:table-cell office:value-type="string">
            <text:p>String #1: Username</text:p>
            <text:p>String #2: New Name of session/song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5/04/2015</text:date>, <text:time>21:4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Harrer</meta:initial-creator>
    <meta:creation-date>2015-05-04T21:37:35</meta:creation-date>
    <dc:date>2015-05-04T21:48:06</dc:date>
    <dc:creator>Jason Harrer</dc:creator>
    <meta:editing-duration>PT10M32S</meta:editing-duration>
    <meta:editing-cycles>1</meta:editing-cycles>
    <meta:document-statistic meta:table-count="3" meta:cell-count="38" meta:object-count="0"/>
    <meta:generator>OpenOffice/4.1.0$Unix OpenOffice.org_project/410m18$Build-9764</meta:generator>
  </office:meta>
</office:document-meta>
</file>